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Adj. Fidelity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25802" calcext:value-type="float">
            <text:p>0.0225802</text:p>
          </table:table-cell>
          <table:table-cell table:formula="of:=IF([.B2]=0; 0; LN([.B2]/(1-[.B2])))" office:value-type="float" office:value="-3.76784282637954" calcext:value-type="float">
            <text:p>-3.76784282637954</text:p>
          </table:table-cell>
          <table:table-cell table:formula="of:=IF([.B2]=0; 0; IF([.B2]=1; 1; 1/(1+EXP(-[.C2]-0.00365582172062786 ))))" office:value-type="float" office:value="0.022661026189408" calcext:value-type="float">
            <text:p>0.0226610261894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2605" calcext:value-type="float">
            <text:p>0.0112605</text:p>
          </table:table-cell>
          <table:table-cell table:formula="of:=IF([.B3]=0; 0; LN([.B3]/(1-[.B3])))" office:value-type="float" office:value="-4.47512987285742" calcext:value-type="float">
            <text:p>-4.47512987285742</text:p>
          </table:table-cell>
          <table:table-cell table:formula="of:=IF([.B3]=0; 0; IF([.B3]=1; 1; 1/(1+EXP(-[.C3]-0.00365582172062786 ))))" office:value-type="float" office:value="0.0113012756366875" calcext:value-type="float">
            <text:p>0.011301275636687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588" calcext:value-type="float">
            <text:p>0.0026588</text:p>
          </table:table-cell>
          <table:table-cell table:formula="of:=IF([.B4]=0; 0; LN([.B4]/(1-[.B4])))" office:value-type="float" office:value="-5.9272180449104" calcext:value-type="float">
            <text:p>-5.9272180449104</text:p>
          </table:table-cell>
          <table:table-cell table:formula="of:=IF([.B4]=0; 0; IF([.B4]=1; 1; 1/(1+EXP(-[.C4]-0.00365582172062786 ))))" office:value-type="float" office:value="0.00266851190226646" calcext:value-type="float">
            <text:p>0.0026685119022664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44163" calcext:value-type="float">
            <text:p>0.0444163</text:p>
          </table:table-cell>
          <table:table-cell table:formula="of:=IF([.B5]=0; 0; LN([.B5]/(1-[.B5])))" office:value-type="float" office:value="-3.06871583877571" calcext:value-type="float">
            <text:p>-3.06871583877571</text:p>
          </table:table-cell>
          <table:table-cell table:formula="of:=IF([.B5]=0; 0; IF([.B5]=1; 1; 1/(1+EXP(-[.C5]-0.00365582172062786 ))))" office:value-type="float" office:value="0.0445717245325791" calcext:value-type="float">
            <text:p>0.044571724532579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34278" calcext:value-type="float">
            <text:p>0.0000934278</text:p>
          </table:table-cell>
          <table:table-cell table:formula="of:=IF([.B6]=0; 0; LN([.B6]/(1-[.B6])))" office:value-type="float" office:value="-9.27822818031256" calcext:value-type="float">
            <text:p>-9.27822818031256</text:p>
          </table:table-cell>
          <table:table-cell table:formula="of:=IF([.B6]=0; 0; IF([.B6]=1; 1; 1/(1+EXP(-[.C6]-0.00365582172062786 ))))" office:value-type="float" office:value="0.0000937699483886068" calcext:value-type="float">
            <text:p>9.37699483886068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816028" calcext:value-type="float">
            <text:p>0.000816028</text:p>
          </table:table-cell>
          <table:table-cell table:formula="of:=IF([.B7]=0; 0; LN([.B7]/(1-[.B7])))" office:value-type="float" office:value="-7.11024552873129" calcext:value-type="float">
            <text:p>-7.11024552873129</text:p>
          </table:table-cell>
          <table:table-cell table:formula="of:=IF([.B7]=0; 0; IF([.B7]=1; 1; 1/(1+EXP(-[.C7]-0.00365582172062786 ))))" office:value-type="float" office:value="0.00081901426486038" calcext:value-type="float">
            <text:p>0.0008190142648603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283406" calcext:value-type="float">
            <text:p>0.00000283406</text:p>
          </table:table-cell>
          <table:table-cell table:formula="of:=IF([.B8]=0; 0; LN([.B8]/(1-[.B8])))" office:value-type="float" office:value="-12.7737974113668" calcext:value-type="float">
            <text:p>-12.7737974113668</text:p>
          </table:table-cell>
          <table:table-cell table:formula="of:=IF([.B8]=0; 0; IF([.B8]=1; 1; 1/(1+EXP(-[.C8]-0.00365582172062786 ))))" office:value-type="float" office:value="0.00000284443975033273" calcext:value-type="float">
            <text:p>2.84443975033273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79496" calcext:value-type="float">
            <text:p>0.0000079496</text:p>
          </table:table-cell>
          <table:table-cell table:formula="of:=IF([.B9]=0; 0; LN([.B9]/(1-[.B9])))" office:value-type="float" office:value="-11.7423809953977" calcext:value-type="float">
            <text:p>-11.7423809953977</text:p>
          </table:table-cell>
          <table:table-cell table:formula="of:=IF([.B9]=0; 0; IF([.B9]=1; 1; 1/(1+EXP(-[.C9]-0.00365582172062786 ))))" office:value-type="float" office:value="0.00000797871527617262" calcext:value-type="float">
            <text:p>7.97871527617262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871258" calcext:value-type="float">
            <text:p>0.0871258</text:p>
          </table:table-cell>
          <table:table-cell table:formula="of:=IF([.B10]=0; 0; LN([.B10]/(1-[.B10])))" office:value-type="float" office:value="-2.3492450323397" calcext:value-type="float">
            <text:p>-2.3492450323397</text:p>
          </table:table-cell>
          <table:table-cell table:formula="of:=IF([.B10]=0; 0; IF([.B10]=1; 1; 1/(1+EXP(-[.C10]-0.00365582172062786 ))))" office:value-type="float" office:value="0.0874170046149001" calcext:value-type="float">
            <text:p>0.087417004614900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210731" calcext:value-type="float">
            <text:p>0.000000210731</text:p>
          </table:table-cell>
          <table:table-cell table:formula="of:=IF([.B11]=0; 0; LN([.B11]/(1-[.B11])))" office:value-type="float" office:value="-15.3726831876087" calcext:value-type="float">
            <text:p>-15.3726831876087</text:p>
          </table:table-cell>
          <table:table-cell table:formula="of:=IF([.B11]=0; 0; IF([.B11]=1; 1; 1/(1+EXP(-[.C11]-0.00365582172062786 ))))" office:value-type="float" office:value="0.00000021150280473473" calcext:value-type="float">
            <text:p>2.11502804734726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170285" calcext:value-type="float">
            <text:p>0.00000170285</text:p>
          </table:table-cell>
          <table:table-cell table:formula="of:=IF([.B12]=0; 0; LN([.B12]/(1-[.B12])))" office:value-type="float" office:value="-13.2832055371706" calcext:value-type="float">
            <text:p>-13.2832055371706</text:p>
          </table:table-cell>
          <table:table-cell table:formula="of:=IF([.B12]=0; 0; IF([.B12]=1; 1; 1/(1+EXP(-[.C12]-0.00365582172062786 ))))" office:value-type="float" office:value="0.00000170908669856026" calcext:value-type="float">
            <text:p>1.70908669856026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]=0; 0; LN([.B13]/(1-[.B13])))" office:value-type="float" office:value="0" calcext:value-type="float">
            <text:p>0</text:p>
          </table:table-cell>
          <table:table-cell table:formula="of:=IF([.B13]=0; 0; IF([.B13]=1; 1; 1/(1+EXP(-[.C13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184353" calcext:value-type="float">
            <text:p>0.0000184353</text:p>
          </table:table-cell>
          <table:table-cell table:formula="of:=IF([.B14]=0; 0; LN([.B14]/(1-[.B14])))" office:value-type="float" office:value="-10.9012248175476" calcext:value-type="float">
            <text:p>-10.9012248175476</text:p>
          </table:table-cell>
          <table:table-cell table:formula="of:=IF([.B14]=0; 0; IF([.B14]=1; 1; 1/(1+EXP(-[.C14]-0.00365582172062786 ))))" office:value-type="float" office:value="0.000018502818265319" calcext:value-type="float">
            <text:p>1.8502818265319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96604" calcext:value-type="float">
            <text:p>0.196604</text:p>
          </table:table-cell>
          <table:table-cell table:formula="of:=IF([.B15]=0; 0; LN([.B15]/(1-[.B15])))" office:value-type="float" office:value="-1.40765618968681" calcext:value-type="float">
            <text:p>-1.40765618968681</text:p>
          </table:table-cell>
          <table:table-cell table:formula="of:=IF([.B15]=0; 0; IF([.B15]=1; 1; 1/(1+EXP(-[.C15]-0.00365582172062786 ))))" office:value-type="float" office:value="0.197182080752227" calcext:value-type="float">
            <text:p>0.19718208075222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09149" calcext:value-type="float">
            <text:p>0.00000309149</text:p>
          </table:table-cell>
          <table:table-cell table:formula="of:=IF([.B16]=0; 0; LN([.B16]/(1-[.B16])))" office:value-type="float" office:value="-12.686854291134" calcext:value-type="float">
            <text:p>-12.686854291134</text:p>
          </table:table-cell>
          <table:table-cell table:formula="of:=IF([.B16]=0; 0; IF([.B16]=1; 1; 1/(1+EXP(-[.C16]-0.00365582172062786 ))))" office:value-type="float" office:value="0.00000310281258528938" calcext:value-type="float">
            <text:p>3.10281258528938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68409" calcext:value-type="float">
            <text:p>0.000368409</text:p>
          </table:table-cell>
          <table:table-cell table:formula="of:=IF([.B17]=0; 0; LN([.B17]/(1-[.B17])))" office:value-type="float" office:value="-7.90594834703484" calcext:value-type="float">
            <text:p>-7.90594834703484</text:p>
          </table:table-cell>
          <table:table-cell table:formula="of:=IF([.B17]=0; 0; IF([.B17]=1; 1; 1/(1+EXP(-[.C17]-0.00365582172062786 ))))" office:value-type="float" office:value="0.000369757803611089" calcext:value-type="float">
            <text:p>0.00036975780361108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0875" calcext:value-type="float">
            <text:p>0.0100875</text:p>
          </table:table-cell>
          <table:table-cell table:formula="of:=IF([.B18]=0; 0; LN([.B18]/(1-[.B18])))" office:value-type="float" office:value="-4.5863195217881" calcext:value-type="float">
            <text:p>-4.5863195217881</text:p>
          </table:table-cell>
          <table:table-cell table:formula="of:=IF([.B18]=0; 0; IF([.B18]=1; 1; 1/(1+EXP(-[.C18]-0.00365582172062786 ))))" office:value-type="float" office:value="0.0101240715538762" calcext:value-type="float">
            <text:p>0.0101240715538762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 0; LN([.B19]/(1-[.B19])))" office:value-type="float" office:value="0" calcext:value-type="float">
            <text:p>0</text:p>
          </table:table-cell>
          <table:table-cell table:formula="of:=IF([.B19]=0; 0; IF([.B19]=1; 1; 1/(1+EXP(-[.C19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10375" calcext:value-type="float">
            <text:p>3.10E-06</text:p>
          </table:table-cell>
          <table:table-cell table:formula="of:=IF([.B20]=0; 0; LN([.B20]/(1-[.B20])))" office:value-type="float" office:value="-12.6828963963692" calcext:value-type="float">
            <text:p>-12.6828963963692</text:p>
          </table:table-cell>
          <table:table-cell table:formula="of:=IF([.B20]=0; 0; IF([.B20]=1; 1; 1/(1+EXP(-[.C20]-0.00365582172062786 ))))" office:value-type="float" office:value="0.00000311511748741205" calcext:value-type="float">
            <text:p>3.11511748741205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433683" calcext:value-type="float">
            <text:p>4.34E-06</text:p>
          </table:table-cell>
          <table:table-cell table:formula="of:=IF([.B21]=0; 0; LN([.B21]/(1-[.B21])))" office:value-type="float" office:value="-12.3483625546419" calcext:value-type="float">
            <text:p>-12.3483625546419</text:p>
          </table:table-cell>
          <table:table-cell table:formula="of:=IF([.B21]=0; 0; IF([.B21]=1; 1; 1/(1+EXP(-[.C21]-0.00365582172062786 ))))" office:value-type="float" office:value="0.00000435271362446103" calcext:value-type="float">
            <text:p>4.35271362446103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2]=0; 0; LN([.B22]/(1-[.B22])))" office:value-type="float" office:value="0" calcext:value-type="float">
            <text:p>0</text:p>
          </table:table-cell>
          <table:table-cell table:formula="of:=IF([.B22]=0; 0; IF([.B22]=1; 1; 1/(1+EXP(-[.C22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39468" calcext:value-type="float">
            <text:p>1.39E-05</text:p>
          </table:table-cell>
          <table:table-cell table:formula="of:=IF([.B23]=0; 0; LN([.B23]/(1-[.B23])))" office:value-type="float" office:value="-11.1802465197947" calcext:value-type="float">
            <text:p>-11.1802465197947</text:p>
          </table:table-cell>
          <table:table-cell table:formula="of:=IF([.B23]=0; 0; IF([.B23]=1; 1; 1/(1+EXP(-[.C23]-0.00365582172062786 ))))" office:value-type="float" office:value="0.000013997879612752" calcext:value-type="float">
            <text:p>1.3997879612752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983898" calcext:value-type="float">
            <text:p>9.84E-05</text:p>
          </table:table-cell>
          <table:table-cell table:formula="of:=IF([.B24]=0; 0; LN([.B24]/(1-[.B24])))" office:value-type="float" office:value="-9.22647502317498" calcext:value-type="float">
            <text:p>-9.22647502317498</text:p>
          </table:table-cell>
          <table:table-cell table:formula="of:=IF([.B24]=0; 0; IF([.B24]=1; 1; 1/(1+EXP(-[.C24]-0.00365582172062786 ))))" office:value-type="float" office:value="0.0000987501182763334" calcext:value-type="float">
            <text:p>9.87501182763334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5]=0; 0; LN([.B25]/(1-[.B25])))" office:value-type="float" office:value="0" calcext:value-type="float">
            <text:p>0</text:p>
          </table:table-cell>
          <table:table-cell table:formula="of:=IF([.B25]=0; 0; IF([.B25]=1; 1; 1/(1+EXP(-[.C25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99154" calcext:value-type="float">
            <text:p>0.0199154</text:p>
          </table:table-cell>
          <table:table-cell table:formula="of:=IF([.B26]=0; 0; LN([.B26]/(1-[.B26])))" office:value-type="float" office:value="-3.89614559267462" calcext:value-type="float">
            <text:p>-3.89614559267462</text:p>
          </table:table-cell>
          <table:table-cell table:formula="of:=IF([.B26]=0; 0; IF([.B26]=1; 1; 1/(1+EXP(-[.C26]-0.00365582172062786 ))))" office:value-type="float" office:value="0.0199868825480134" calcext:value-type="float">
            <text:p>0.0199868825480134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5076" calcext:value-type="float">
            <text:p>1.51E-05</text:p>
          </table:table-cell>
          <table:table-cell table:formula="of:=IF([.B27]=0; 0; LN([.B27]/(1-[.B27])))" office:value-type="float" office:value="-11.1023914064457" calcext:value-type="float">
            <text:p>-11.1023914064457</text:p>
          </table:table-cell>
          <table:table-cell table:formula="of:=IF([.B27]=0; 0; IF([.B27]=1; 1; 1/(1+EXP(-[.C27]-0.00365582172062786 ))))" office:value-type="float" office:value="0.0000151312152012707" calcext:value-type="float">
            <text:p>1.51312152012707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700875" calcext:value-type="float">
            <text:p>7.01E-05</text:p>
          </table:table-cell>
          <table:table-cell table:formula="of:=IF([.B28]=0; 0; LN([.B28]/(1-[.B28])))" office:value-type="float" office:value="-9.56569600655824" calcext:value-type="float">
            <text:p>-9.56569600655824</text:p>
          </table:table-cell>
          <table:table-cell table:formula="of:=IF([.B28]=0; 0; IF([.B28]=1; 1; 1/(1+EXP(-[.C28]-0.00365582172062786 ))))" office:value-type="float" office:value="0.0000703441782798776" calcext:value-type="float">
            <text:p>7.03441782798776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95391" calcext:value-type="float">
            <text:p>1.95E-06</text:p>
          </table:table-cell>
          <table:table-cell table:formula="of:=IF([.B29]=0; 0; LN([.B29]/(1-[.B29])))" office:value-type="float" office:value="-13.1456761108579" calcext:value-type="float">
            <text:p>-13.1456761108579</text:p>
          </table:table-cell>
          <table:table-cell table:formula="of:=IF([.B29]=0; 0; IF([.B29]=1; 1; 1/(1+EXP(-[.C29]-0.00365582172062786 ))))" office:value-type="float" office:value="0.00000196106620554556" calcext:value-type="float">
            <text:p>1.96106620554556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10464" calcext:value-type="float">
            <text:p>0.0610464</text:p>
          </table:table-cell>
          <table:table-cell table:formula="of:=IF([.B30]=0; 0; LN([.B30]/(1-[.B30])))" office:value-type="float" office:value="-2.73313183295778" calcext:value-type="float">
            <text:p>-2.73313183295778</text:p>
          </table:table-cell>
          <table:table-cell table:formula="of:=IF([.B30]=0; 0; IF([.B30]=1; 1; 1/(1+EXP(-[.C30]-0.00365582172062786 ))))" office:value-type="float" office:value="0.0612562873197147" calcext:value-type="float">
            <text:p>0.061256287319714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22735" calcext:value-type="float">
            <text:p>0.422735</text:p>
          </table:table-cell>
          <table:table-cell table:formula="of:=IF([.B31]=0; 0; LN([.B31]/(1-[.B31])))" office:value-type="float" office:value="-0.311555927986149" calcext:value-type="float">
            <text:p>-0.311555927986149</text:p>
          </table:table-cell>
          <table:table-cell table:formula="of:=IF([.B31]=0; 0; IF([.B31]=1; 1; 1/(1+EXP(-[.C31]-0.00365582172062786 ))))" office:value-type="float" office:value="0.423627381686905" calcext:value-type="float">
            <text:p>0.4236273816869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2]=0; 0; LN([.B32]/(1-[.B32])))" office:value-type="float" office:value="0" calcext:value-type="float">
            <text:p>0</text:p>
          </table:table-cell>
          <table:table-cell table:formula="of:=IF([.B32]=0; 0; IF([.B32]=1; 1; 1/(1+EXP(-[.C32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0294" calcext:value-type="float">
            <text:p>0.00230294</text:p>
          </table:table-cell>
          <table:table-cell table:formula="of:=IF([.B33]=0; 0; LN([.B33]/(1-[.B33])))" office:value-type="float" office:value="-6.07126311561275" calcext:value-type="float">
            <text:p>-6.07126311561275</text:p>
          </table:table-cell>
          <table:table-cell table:formula="of:=IF([.B33]=0; 0; IF([.B33]=1; 1; 1/(1+EXP(-[.C33]-0.00365582172062786 ))))" office:value-type="float" office:value="0.00231135505104691" calcext:value-type="float">
            <text:p>0.0023113550510469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4333" calcext:value-type="float">
            <text:p>0.0104333</text:p>
          </table:table-cell>
          <table:table-cell table:formula="of:=IF([.B34]=0; 0; LN([.B34]/(1-[.B34])))" office:value-type="float" office:value="-4.55226455656781" calcext:value-type="float">
            <text:p>-4.55226455656781</text:p>
          </table:table-cell>
          <table:table-cell table:formula="of:=IF([.B34]=0; 0; IF([.B34]=1; 1; 1/(1+EXP(-[.C34]-0.00365582172062786 ))))" office:value-type="float" office:value="0.0104711119674162" calcext:value-type="float">
            <text:p>0.0104711119674162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06079" calcext:value-type="float">
            <text:p>0.00206079</text:p>
          </table:table-cell>
          <table:table-cell table:formula="of:=IF([.B35]=0; 0; LN([.B35]/(1-[.B35])))" office:value-type="float" office:value="-6.18260295820096" calcext:value-type="float">
            <text:p>-6.18260295820096</text:p>
          </table:table-cell>
          <table:table-cell table:formula="of:=IF([.B35]=0; 0; IF([.B35]=1; 1; 1/(1+EXP(-[.C35]-0.00365582172062786 ))))" office:value-type="float" office:value="0.0020683220578933" calcext:value-type="float">
            <text:p>0.0020683220578933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6]=0; 0; LN([.B36]/(1-[.B36])))" office:value-type="float" office:value="0" calcext:value-type="float">
            <text:p>0</text:p>
          </table:table-cell>
          <table:table-cell table:formula="of:=IF([.B36]=0; 0; IF([.B36]=1; 1; 1/(1+EXP(-[.C36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38996" calcext:value-type="float">
            <text:p>0.00138996</text:p>
          </table:table-cell>
          <table:table-cell table:formula="of:=IF([.B37]=0; 0; LN([.B37]/(1-[.B37])))" office:value-type="float" office:value="-6.57708938234156" calcext:value-type="float">
            <text:p>-6.57708938234156</text:p>
          </table:table-cell>
          <table:table-cell table:formula="of:=IF([.B37]=0; 0; IF([.B37]=1; 1; 1/(1+EXP(-[.C37]-0.00365582172062786 ))))" office:value-type="float" office:value="0.0013950436439059" calcext:value-type="float">
            <text:p>0.001395043643905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87661" calcext:value-type="float">
            <text:p>0.000287661</text:p>
          </table:table-cell>
          <table:table-cell table:formula="of:=IF([.B38]=0; 0; LN([.B38]/(1-[.B38])))" office:value-type="float" office:value="-8.15344015208599" calcext:value-type="float">
            <text:p>-8.15344015208599</text:p>
          </table:table-cell>
          <table:table-cell table:formula="of:=IF([.B38]=0; 0; IF([.B38]=1; 1; 1/(1+EXP(-[.C38]-0.00365582172062786 ))))" office:value-type="float" office:value="0.000288714257797584" calcext:value-type="float">
            <text:p>0.000288714257797584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247305" calcext:value-type="float">
            <text:p>2.47E-06</text:p>
          </table:table-cell>
          <table:table-cell table:formula="of:=IF([.B39]=0; 0; LN([.B39]/(1-[.B39])))" office:value-type="float" office:value="-12.9100558782181" calcext:value-type="float">
            <text:p>-12.9100558782181</text:p>
          </table:table-cell>
          <table:table-cell table:formula="of:=IF([.B39]=0; 0; IF([.B39]=1; 1; 1/(1+EXP(-[.C39]-0.00365582172062786 ))))" office:value-type="float" office:value="0.00000248210755377844" calcext:value-type="float">
            <text:p>2.48210755377844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24151" calcext:value-type="float">
            <text:p>0.000224151</text:p>
          </table:table-cell>
          <table:table-cell table:formula="of:=IF([.B40]=0; 0; LN([.B40]/(1-[.B40])))" office:value-type="float" office:value="-8.40296644994895" calcext:value-type="float">
            <text:p>-8.40296644994895</text:p>
          </table:table-cell>
          <table:table-cell table:formula="of:=IF([.B40]=0; 0; IF([.B40]=1; 1; 1/(1+EXP(-[.C40]-0.00365582172062786 ))))" office:value-type="float" office:value="0.000224971771122324" calcext:value-type="float">
            <text:p>0.000224971771122324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591462" calcext:value-type="float">
            <text:p>5.91E-06</text:p>
          </table:table-cell>
          <table:table-cell table:formula="of:=IF([.B41]=0; 0; LN([.B41]/(1-[.B41])))" office:value-type="float" office:value="-12.038077391409" calcext:value-type="float">
            <text:p>-12.038077391409</text:p>
          </table:table-cell>
          <table:table-cell table:formula="of:=IF([.B41]=0; 0; IF([.B41]=1; 1; 1/(1+EXP(-[.C41]-0.00365582172062786 ))))" office:value-type="float" office:value="0.0000059362822404244" calcext:value-type="float">
            <text:p>5.9362822404244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2]=0; 0; LN([.B42]/(1-[.B42])))" office:value-type="float" office:value="0" calcext:value-type="float">
            <text:p>0</text:p>
          </table:table-cell>
          <table:table-cell table:formula="of:=IF([.B42]=0; 0; IF([.B42]=1; 1; 1/(1+EXP(-[.C42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0701" calcext:value-type="float">
            <text:p>0.000140701</text:p>
          </table:table-cell>
          <table:table-cell table:formula="of:=IF([.B43]=0; 0; LN([.B43]/(1-[.B43])))" office:value-type="float" office:value="-8.86873277564933" calcext:value-type="float">
            <text:p>-8.86873277564933</text:p>
          </table:table-cell>
          <table:table-cell table:formula="of:=IF([.B43]=0; 0; IF([.B43]=1; 1; 1/(1+EXP(-[.C43]-0.00365582172062786 ))))" office:value-type="float" office:value="0.00014121624638402" calcext:value-type="float">
            <text:p>0.00014121624638402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1839" calcext:value-type="float">
            <text:p>0.0111839</text:p>
          </table:table-cell>
          <table:table-cell table:formula="of:=IF([.B44]=0; 0; LN([.B44]/(1-[.B44])))" office:value-type="float" office:value="-4.48203312482663" calcext:value-type="float">
            <text:p>-4.48203312482663</text:p>
          </table:table-cell>
          <table:table-cell table:formula="of:=IF([.B44]=0; 0; IF([.B44]=1; 1; 1/(1+EXP(-[.C44]-0.00365582172062786 ))))" office:value-type="float" office:value="0.0112244014076525" calcext:value-type="float">
            <text:p>0.0112244014076525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56349" calcext:value-type="float">
            <text:p>0.000856349</text:p>
          </table:table-cell>
          <table:table-cell table:formula="of:=IF([.B45]=0; 0; LN([.B45]/(1-[.B45])))" office:value-type="float" office:value="-7.06197583875714" calcext:value-type="float">
            <text:p>-7.06197583875714</text:p>
          </table:table-cell>
          <table:table-cell table:formula="of:=IF([.B45]=0; 0; IF([.B45]=1; 1; 1/(1+EXP(-[.C45]-0.00365582172062786 ))))" office:value-type="float" office:value="0.000859482693148754" calcext:value-type="float">
            <text:p>0.000859482693148754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84855" calcext:value-type="float">
            <text:p>1.85E-05</text:p>
          </table:table-cell>
          <table:table-cell table:formula="of:=IF([.B46]=0; 0; LN([.B46]/(1-[.B46])))" office:value-type="float" office:value="-10.898505431312" calcext:value-type="float">
            <text:p>-10.898505431312</text:p>
          </table:table-cell>
          <table:table-cell table:formula="of:=IF([.B46]=0; 0; IF([.B46]=1; 1; 1/(1+EXP(-[.C46]-0.00365582172062786 ))))" office:value-type="float" office:value="0.0000185532021166278" calcext:value-type="float">
            <text:p>1.85532021166278E-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 0; LN([.B47]/(1-[.B47])))" office:value-type="float" office:value="0" calcext:value-type="float">
            <text:p>0</text:p>
          </table:table-cell>
          <table:table-cell table:formula="of:=IF([.B47]=0; 0; IF([.B47]=1; 1; 1/(1+EXP(-[.C47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124923" calcext:value-type="float">
            <text:p>1.25E-09</text:p>
          </table:table-cell>
          <table:table-cell table:formula="of:=IF([.B48]=0; 0; LN([.B48]/(1-[.B48])))" office:value-type="float" office:value="-20.5007384741889" calcext:value-type="float">
            <text:p>-20.5007384741889</text:p>
          </table:table-cell>
          <table:table-cell table:formula="of:=IF([.B48]=0; 0; IF([.B48]=1; 1; 1/(1+EXP(-[.C48]-0.00365582172062786 ))))" office:value-type="float" office:value="0.00000000125380532034" calcext:value-type="float">
            <text:p>1.25380532034431E-09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21019" calcext:value-type="float">
            <text:p>0.000221019</text:p>
          </table:table-cell>
          <table:table-cell table:formula="of:=IF([.B49]=0; 0; LN([.B49]/(1-[.B49])))" office:value-type="float" office:value="-8.417040843863" calcext:value-type="float">
            <text:p>-8.417040843863</text:p>
          </table:table-cell>
          <table:table-cell table:formula="of:=IF([.B49]=0; 0; IF([.B49]=1; 1; 1/(1+EXP(-[.C49]-0.00365582172062786 ))))" office:value-type="float" office:value="0.000221828305258762" calcext:value-type="float">
            <text:p>0.000221828305258762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4773" calcext:value-type="float">
            <text:p>0.00234773</text:p>
          </table:table-cell>
          <table:table-cell table:formula="of:=IF([.B50]=0; 0; LN([.B50]/(1-[.B50])))" office:value-type="float" office:value="-6.05195588487131" calcext:value-type="float">
            <text:p>-6.05195588487131</text:p>
          </table:table-cell>
          <table:table-cell table:formula="of:=IF([.B50]=0; 0; IF([.B50]=1; 1; 1/(1+EXP(-[.C50]-0.00365582172062786 ))))" office:value-type="float" office:value="0.00235630832927817" calcext:value-type="float">
            <text:p>0.00235630832927817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118161" calcext:value-type="float">
            <text:p>1.18E-05</text:p>
          </table:table-cell>
          <table:table-cell table:formula="of:=IF([.B51]=0; 0; LN([.B51]/(1-[.B51])))" office:value-type="float" office:value="-11.3460357335003" calcext:value-type="float">
            <text:p>-11.3460357335003</text:p>
          </table:table-cell>
          <table:table-cell table:formula="of:=IF([.B51]=0; 0; IF([.B51]=1; 1; 1/(1+EXP(-[.C51]-0.00365582172062786 ))))" office:value-type="float" office:value="0.0000118593760993903" calcext:value-type="float">
            <text:p>1.18593760993903E-05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09534" calcext:value-type="float">
            <text:p>3.10E-05</text:p>
          </table:table-cell>
          <table:table-cell table:formula="of:=IF([.B52]=0; 0; LN([.B52]/(1-[.B52])))" office:value-type="float" office:value="-10.382996756384" calcext:value-type="float">
            <text:p>-10.382996756384</text:p>
          </table:table-cell>
          <table:table-cell table:formula="of:=IF([.B52]=0; 0; IF([.B52]=1; 1; 1/(1+EXP(-[.C52]-0.00365582172062786 ))))" office:value-type="float" office:value="0.000031066763688988" calcext:value-type="float">
            <text:p>3.1066763688988E-05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436901" calcext:value-type="float">
            <text:p>0.000436901</text:p>
          </table:table-cell>
          <table:table-cell table:formula="of:=IF([.B53]=0; 0; LN([.B53]/(1-[.B53])))" office:value-type="float" office:value="-7.73536693668717" calcext:value-type="float">
            <text:p>-7.73536693668717</text:p>
          </table:table-cell>
          <table:table-cell table:formula="of:=IF([.B53]=0; 0; IF([.B53]=1; 1; 1/(1+EXP(-[.C53]-0.00365582172062786 ))))" office:value-type="float" office:value="0.000438500453655848" calcext:value-type="float">
            <text:p>0.000438500453655848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321" calcext:value-type="float">
            <text:p>0.01321</text:p>
          </table:table-cell>
          <table:table-cell table:formula="of:=IF([.B54]=0; 0; LN([.B54]/(1-[.B54])))" office:value-type="float" office:value="-4.31348313230391" calcext:value-type="float">
            <text:p>-4.31348313230391</text:p>
          </table:table-cell>
          <table:table-cell table:formula="of:=IF([.B54]=0; 0; IF([.B54]=1; 1; 1/(1+EXP(-[.C54]-0.00365582172062786 ))))" office:value-type="float" office:value="0.0132577403554493" calcext:value-type="float">
            <text:p>0.0132577403554493</text:p>
          </table:table-cell>
          <table:table-cell table:number-columns-repeated="6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724968" calcext:value-type="float">
            <text:p>7.25E-08</text:p>
          </table:table-cell>
          <table:table-cell table:formula="of:=IF([.B55]=0; 0; LN([.B55]/(1-[.B55])))" office:value-type="float" office:value="-16.4397233414941" calcext:value-type="float">
            <text:p>-16.4397233414941</text:p>
          </table:table-cell>
          <table:table-cell table:formula="of:=IF([.B55]=0; 0; IF([.B55]=1; 1; 1/(1+EXP(-[.C55]-0.00365582172062786 ))))" office:value-type="float" office:value="0.00000007276232040875" calcext:value-type="float">
            <text:p>7.27623204087461E-08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01198" calcext:value-type="float">
            <text:p>0.00301198</text:p>
          </table:table-cell>
          <table:table-cell table:formula="of:=IF([.B56]=0; 0; LN([.B56]/(1-[.B56])))" office:value-type="float" office:value="-5.80214108403214" calcext:value-type="float">
            <text:p>-5.80214108403214</text:p>
          </table:table-cell>
          <table:table-cell table:formula="of:=IF([.B56]=0; 0; IF([.B56]=1; 1; 1/(1+EXP(-[.C56]-0.00365582172062786 ))))" office:value-type="float" office:value="0.00302297806633865" calcext:value-type="float">
            <text:p>0.00302297806633865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51758" calcext:value-type="float">
            <text:p>0.000151758</text:p>
          </table:table-cell>
          <table:table-cell table:formula="of:=IF([.B57]=0; 0; LN([.B57]/(1-[.B57])))" office:value-type="float" office:value="-8.79307164161116" calcext:value-type="float">
            <text:p>-8.79307164161116</text:p>
          </table:table-cell>
          <table:table-cell table:formula="of:=IF([.B57]=0; 0; IF([.B57]=1; 1; 1/(1+EXP(-[.C57]-0.00365582172062786 ))))" office:value-type="float" office:value="0.000152313730896586" calcext:value-type="float">
            <text:p>0.000152313730896586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281701" calcext:value-type="float">
            <text:p>2.82E-05</text:p>
          </table:table-cell>
          <table:table-cell table:formula="of:=IF([.B58]=0; 0; LN([.B58]/(1-[.B58])))" office:value-type="float" office:value="-10.4772212557098" calcext:value-type="float">
            <text:p>-10.4772212557098</text:p>
          </table:table-cell>
          <table:table-cell table:formula="of:=IF([.B58]=0; 0; IF([.B58]=1; 1; 1/(1+EXP(-[.C58]-0.00365582172062786 ))))" office:value-type="float" office:value="0.000028273270423164" calcext:value-type="float">
            <text:p>2.8273270423164E-05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75415" calcext:value-type="float">
            <text:p>2.75E-09</text:p>
          </table:table-cell>
          <table:table-cell table:formula="of:=IF([.B59]=0; 0; LN([.B59]/(1-[.B59])))" office:value-type="float" office:value="-19.7101569691381" calcext:value-type="float">
            <text:p>-19.7101569691381</text:p>
          </table:table-cell>
          <table:table-cell table:formula="of:=IF([.B59]=0; 0; IF([.B59]=1; 1; 1/(1+EXP(-[.C59]-0.00365582172062786 ))))" office:value-type="float" office:value="0.00000000276423710846" calcext:value-type="float">
            <text:p>2.7642371084646E-09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45354" calcext:value-type="float">
            <text:p>0.545354</text:p>
          </table:table-cell>
          <table:table-cell table:formula="of:=IF([.B60]=0; 0; LN([.B60]/(1-[.B60])))" office:value-type="float" office:value="0.181916030930257" calcext:value-type="float">
            <text:p>0.181916030930257</text:p>
          </table:table-cell>
          <table:table-cell table:formula="of:=IF([.B60]=0; 0; IF([.B60]=1; 1; 1/(1+EXP(-[.C60]-0.00365582172062786 ))))" office:value-type="float" office:value="0.546260284181703" calcext:value-type="float">
            <text:p>0.546260284181703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51" calcext:value-type="float">
            <text:p>0.451</text:p>
          </table:table-cell>
          <table:table-cell table:formula="of:=IF([.B61]=0; 0; LN([.B61]/(1-[.B61])))" office:value-type="float" office:value="-0.196631102006852" calcext:value-type="float">
            <text:p>-0.196631102006852</text:p>
          </table:table-cell>
          <table:table-cell table:formula="of:=IF([.B61]=0; 0; IF([.B61]=1; 1; 1/(1+EXP(-[.C61]-0.00365582172062786 ))))" office:value-type="float" office:value="0.451905338972018" calcext:value-type="float">
            <text:p>0.45190533897201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=0; 0; LN([.B62]/(1-[.B62])))" office:value-type="string" office:string-value="" calcext:value-type="error">
            <text:p>#DIV/0!</text:p>
          </table:table-cell>
          <table:table-cell table:formula="of:=IF([.B62]=0; 0; IF([.B62]=1; 1; 1/(1+EXP(-[.C62]-0.00365582172062786 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017" calcext:value-type="float">
            <text:p>0.0125017</text:p>
          </table:table-cell>
          <table:table-cell table:formula="of:=IF([.B63]=0; 0; LN([.B63]/(1-[.B63])))" office:value-type="float" office:value="-4.36931014019371" calcext:value-type="float">
            <text:p>-4.36931014019371</text:p>
          </table:table-cell>
          <table:table-cell table:formula="of:=IF([.B63]=0; 0; IF([.B63]=1; 1; 1/(1+EXP(-[.C63]-0.00365582172062786 ))))" office:value-type="float" office:value="0.0125469131376865" calcext:value-type="float">
            <text:p>0.0125469131376865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3253" calcext:value-type="float">
            <text:p>0.0023253</text:p>
          </table:table-cell>
          <table:table-cell table:formula="of:=IF([.B64]=0; 0; LN([.B64]/(1-[.B64])))" office:value-type="float" office:value="-6.06157820830035" calcext:value-type="float">
            <text:p>-6.06157820830035</text:p>
          </table:table-cell>
          <table:table-cell table:formula="of:=IF([.B64]=0; 0; IF([.B64]=1; 1; 1/(1+EXP(-[.C64]-0.00365582172062786 ))))" office:value-type="float" office:value="0.0023337965644165" calcext:value-type="float">
            <text:p>0.0023337965644165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694776" calcext:value-type="float">
            <text:p>6.95E-07</text:p>
          </table:table-cell>
          <table:table-cell table:formula="of:=IF([.B65]=0; 0; LN([.B65]/(1-[.B65])))" office:value-type="float" office:value="-14.1796756507142" calcext:value-type="float">
            <text:p>-14.1796756507142</text:p>
          </table:table-cell>
          <table:table-cell table:formula="of:=IF([.B65]=0; 0; IF([.B65]=1; 1; 1/(1+EXP(-[.C65]-0.00365582172062786 ))))" office:value-type="float" office:value="0.00000069732062393223" calcext:value-type="float">
            <text:p>6.97320623932233E-07</text:p>
          </table:table-cell>
          <table:table-cell table:number-columns-repeated="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10921" calcext:value-type="float">
            <text:p>0.210921</text:p>
          </table:table-cell>
          <table:table-cell table:formula="of:=IF([.B66]=0; 0; LN([.B66]/(1-[.B66])))" office:value-type="float" office:value="-1.31938278679113" calcext:value-type="float">
            <text:p>-1.31938278679113</text:p>
          </table:table-cell>
          <table:table-cell table:formula="of:=IF([.B66]=0; 0; IF([.B66]=1; 1; 1/(1+EXP(-[.C66]-0.00365582172062786 ))))" office:value-type="float" office:value="0.211530093613999" calcext:value-type="float">
            <text:p>0.211530093613999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973766" calcext:value-type="float">
            <text:p>9.74E-06</text:p>
          </table:table-cell>
          <table:table-cell table:formula="of:=IF([.B67]=0; 0; LN([.B67]/(1-[.B67])))" office:value-type="float" office:value="-11.5394999778728" calcext:value-type="float">
            <text:p>-11.5394999778728</text:p>
          </table:table-cell>
          <table:table-cell table:formula="of:=IF([.B67]=0; 0; IF([.B67]=1; 1; 1/(1+EXP(-[.C67]-0.00365582172062786 ))))" office:value-type="float" office:value="0.00000977332395181811" calcext:value-type="float">
            <text:p>9.77332395181811E-06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9839" calcext:value-type="float">
            <text:p>0.0269839</text:p>
          </table:table-cell>
          <table:table-cell table:formula="of:=IF([.B68]=0; 0; LN([.B68]/(1-[.B68])))" office:value-type="float" office:value="-3.58516023695901" calcext:value-type="float">
            <text:p>-3.58516023695901</text:p>
          </table:table-cell>
          <table:table-cell table:formula="of:=IF([.B68]=0; 0; IF([.B68]=1; 1; 1/(1+EXP(-[.C68]-0.00365582172062786 ))))" office:value-type="float" office:value="0.0270800525770755" calcext:value-type="float">
            <text:p>0.0270800525770755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99412" calcext:value-type="float">
            <text:p>1.99E-05</text:p>
          </table:table-cell>
          <table:table-cell table:formula="of:=IF([.B69]=0; 0; LN([.B69]/(1-[.B69])))" office:value-type="float" office:value="-10.8227026733009" calcext:value-type="float">
            <text:p>-10.8227026733009</text:p>
          </table:table-cell>
          <table:table-cell table:formula="of:=IF([.B69]=0; 0; IF([.B69]=1; 1; 1/(1+EXP(-[.C69]-0.00365582172062786 ))))" office:value-type="float" office:value="0.0000200142334302875" calcext:value-type="float">
            <text:p>2.00142334302875E-05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774556" calcext:value-type="float">
            <text:p>0.00774556</text:p>
          </table:table-cell>
          <table:table-cell table:formula="of:=IF([.B70]=0; 0; LN([.B70]/(1-[.B70])))" office:value-type="float" office:value="-4.85285979036423" calcext:value-type="float">
            <text:p>-4.85285979036423</text:p>
          </table:table-cell>
          <table:table-cell table:formula="of:=IF([.B70]=0; 0; IF([.B70]=1; 1; 1/(1+EXP(-[.C70]-0.00365582172062786 ))))" office:value-type="float" office:value="0.00777370768328165" calcext:value-type="float">
            <text:p>0.00777370768328165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218059" calcext:value-type="float">
            <text:p>2.18E-05</text:p>
          </table:table-cell>
          <table:table-cell table:formula="of:=IF([.B71]=0; 0; LN([.B71]/(1-[.B71])))" office:value-type="float" office:value="-10.7333081764466" calcext:value-type="float">
            <text:p>-10.7333081764466</text:p>
          </table:table-cell>
          <table:table-cell table:formula="of:=IF([.B71]=0; 0; IF([.B71]=1; 1; 1/(1+EXP(-[.C71]-0.00365582172062786 ))))" office:value-type="float" office:value="0.0000218857626309813" calcext:value-type="float">
            <text:p>2.18857626309813E-05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495518" calcext:value-type="float">
            <text:p>0.00495518</text:p>
          </table:table-cell>
          <table:table-cell table:formula="of:=IF([.B72]=0; 0; LN([.B72]/(1-[.B72])))" office:value-type="float" office:value="-5.30235428730559" calcext:value-type="float">
            <text:p>-5.30235428730559</text:p>
          </table:table-cell>
          <table:table-cell table:formula="of:=IF([.B72]=0; 0; IF([.B72]=1; 1; 1/(1+EXP(-[.C72]-0.00365582172062786 ))))" office:value-type="float" office:value="0.00497323815177739" calcext:value-type="float">
            <text:p>0.00497323815177739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8198" calcext:value-type="float">
            <text:p>1.38E-05</text:p>
          </table:table-cell>
          <table:table-cell table:formula="of:=IF([.B73]=0; 0; LN([.B73]/(1-[.B73])))" office:value-type="float" office:value="-11.189394391614" calcext:value-type="float">
            <text:p>-11.189394391614</text:p>
          </table:table-cell>
          <table:table-cell table:formula="of:=IF([.B73]=0; 0; IF([.B73]=1; 1; 1/(1+EXP(-[.C73]-0.00365582172062786 ))))" office:value-type="float" office:value="0.0000138704144866414" calcext:value-type="float">
            <text:p>1.38704144866414E-05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95488" calcext:value-type="float">
            <text:p>0.0895488</text:p>
          </table:table-cell>
          <table:table-cell table:formula="of:=IF([.B74]=0; 0; LN([.B74]/(1-[.B74])))" office:value-type="float" office:value="-2.3191565727246" calcext:value-type="float">
            <text:p>-2.3191565727246</text:p>
          </table:table-cell>
          <table:table-cell table:formula="of:=IF([.B74]=0; 0; IF([.B74]=1; 1; 1/(1+EXP(-[.C74]-0.00365582172062786 ))))" office:value-type="float" office:value="0.0898473060458477" calcext:value-type="float">
            <text:p>0.0898473060458477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80811" calcext:value-type="float">
            <text:p>0.00080811</text:p>
          </table:table-cell>
          <table:table-cell table:formula="of:=IF([.B75]=0; 0; LN([.B75]/(1-[.B75])))" office:value-type="float" office:value="-7.12000393339843" calcext:value-type="float">
            <text:p>-7.12000393339843</text:p>
          </table:table-cell>
          <table:table-cell table:formula="of:=IF([.B75]=0; 0; IF([.B75]=1; 1; 1/(1+EXP(-[.C75]-0.00365582172062786 ))))" office:value-type="float" office:value="0.000811067312359221" calcext:value-type="float">
            <text:p>0.000811067312359221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22875" calcext:value-type="float">
            <text:p>0.000522875</text:p>
          </table:table-cell>
          <table:table-cell table:formula="of:=IF([.B76]=0; 0; LN([.B76]/(1-[.B76])))" office:value-type="float" office:value="-7.55564511645511" calcext:value-type="float">
            <text:p>-7.55564511645511</text:p>
          </table:table-cell>
          <table:table-cell table:formula="of:=IF([.B76]=0; 0; IF([.B76]=1; 1; 1/(1+EXP(-[.C76]-0.00365582172062786 ))))" office:value-type="float" office:value="0.000524789031174727" calcext:value-type="float">
            <text:p>0.000524789031174727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428241" calcext:value-type="float">
            <text:p>0.00428241</text:p>
          </table:table-cell>
          <table:table-cell table:formula="of:=IF([.B77]=0; 0; LN([.B77]/(1-[.B77])))" office:value-type="float" office:value="-5.44894773796816" calcext:value-type="float">
            <text:p>-5.44894773796816</text:p>
          </table:table-cell>
          <table:table-cell table:formula="of:=IF([.B77]=0; 0; IF([.B77]=1; 1; 1/(1+EXP(-[.C77]-0.00365582172062786 ))))" office:value-type="float" office:value="0.00429802696778725" calcext:value-type="float">
            <text:p>0.00429802696778725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830506" calcext:value-type="float">
            <text:p>8.31E-05</text:p>
          </table:table-cell>
          <table:table-cell table:formula="of:=IF([.B78]=0; 0; LN([.B78]/(1-[.B78])))" office:value-type="float" office:value="-9.39597744331866" calcext:value-type="float">
            <text:p>-9.39597744331866</text:p>
          </table:table-cell>
          <table:table-cell table:formula="of:=IF([.B78]=0; 0; IF([.B78]=1; 1; 1/(1+EXP(-[.C78]-0.00365582172062786 ))))" office:value-type="float" office:value="0.0000833547484969682" calcext:value-type="float">
            <text:p>8.33547484969682E-05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96676" calcext:value-type="float">
            <text:p>0.000596676</text:p>
          </table:table-cell>
          <table:table-cell table:formula="of:=IF([.B79]=0; 0; LN([.B79]/(1-[.B79])))" office:value-type="float" office:value="-7.42353945137986" calcext:value-type="float">
            <text:p>-7.42353945137986</text:p>
          </table:table-cell>
          <table:table-cell table:formula="of:=IF([.B79]=0; 0; IF([.B79]=1; 1; 1/(1+EXP(-[.C79]-0.00365582172062786 ))))" office:value-type="float" office:value="0.000598860024532704" calcext:value-type="float">
            <text:p>0.000598860024532704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14821" calcext:value-type="float">
            <text:p>0.00214821</text:p>
          </table:table-cell>
          <table:table-cell table:formula="of:=IF([.B80]=0; 0; LN([.B80]/(1-[.B80])))" office:value-type="float" office:value="-6.14096982103815" calcext:value-type="float">
            <text:p>-6.14096982103815</text:p>
          </table:table-cell>
          <table:table-cell table:formula="of:=IF([.B80]=0; 0; IF([.B80]=1; 1; 1/(1+EXP(-[.C80]-0.00365582172062786 ))))" office:value-type="float" office:value="0.00215606088218189" calcext:value-type="float">
            <text:p>0.00215606088218189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497" calcext:value-type="float">
            <text:p>0.0186497</text:p>
          </table:table-cell>
          <table:table-cell table:formula="of:=IF([.B81]=0; 0; LN([.B81]/(1-[.B81])))" office:value-type="float" office:value="-3.96309942026381" calcext:value-type="float">
            <text:p>-3.96309942026381</text:p>
          </table:table-cell>
          <table:table-cell table:formula="of:=IF([.B81]=0; 0; IF([.B81]=1; 1; 1/(1+EXP(-[.C81]-0.00365582172062786 ))))" office:value-type="float" office:value="0.0187167263158282" calcext:value-type="float">
            <text:p>0.0187167263158282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59979" calcext:value-type="float">
            <text:p>0.0259979</text:p>
          </table:table-cell>
          <table:table-cell table:formula="of:=IF([.B82]=0; 0; LN([.B82]/(1-[.B82])))" office:value-type="float" office:value="-3.623397694169" calcext:value-type="float">
            <text:p>-3.623397694169</text:p>
          </table:table-cell>
          <table:table-cell table:formula="of:=IF([.B82]=0; 0; IF([.B82]=1; 1; 1/(1+EXP(-[.C82]-0.00365582172062786 ))))" office:value-type="float" office:value="0.0260906333425102" calcext:value-type="float">
            <text:p>0.0260906333425102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91372" calcext:value-type="float">
            <text:p>0.791372</text:p>
          </table:table-cell>
          <table:table-cell table:formula="of:=IF([.B83]=0; 0; LN([.B83]/(1-[.B83])))" office:value-type="float" office:value="1.33321538623999" calcext:value-type="float">
            <text:p>1.33321538623999</text:p>
          </table:table-cell>
          <table:table-cell table:formula="of:=IF([.B83]=0; 0; IF([.B83]=1; 1; 1/(1+EXP(-[.C83]-0.00365582172062786 ))))" office:value-type="float" office:value="0.791974941857441" calcext:value-type="float">
            <text:p>0.791974941857441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589193" calcext:value-type="float">
            <text:p>0.0589193</text:p>
          </table:table-cell>
          <table:table-cell table:formula="of:=IF([.B84]=0; 0; LN([.B84]/(1-[.B84])))" office:value-type="float" office:value="-2.77086018473028" calcext:value-type="float">
            <text:p>-2.77086018473028</text:p>
          </table:table-cell>
          <table:table-cell table:formula="of:=IF([.B84]=0; 0; IF([.B84]=1; 1; 1/(1+EXP(-[.C84]-0.00365582172062786 ))))" office:value-type="float" office:value="0.0591223344999334" calcext:value-type="float">
            <text:p>0.0591223344999334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767168" calcext:value-type="float">
            <text:p>0.00767168</text:p>
          </table:table-cell>
          <table:table-cell table:formula="of:=IF([.B85]=0; 0; LN([.B85]/(1-[.B85])))" office:value-type="float" office:value="-4.86251839367252" calcext:value-type="float">
            <text:p>-4.86251839367252</text:p>
          </table:table-cell>
          <table:table-cell table:formula="of:=IF([.B85]=0; 0; IF([.B85]=1; 1; 1/(1+EXP(-[.C85]-0.00365582172062786 ))))" office:value-type="float" office:value="0.00769956128366372" calcext:value-type="float">
            <text:p>0.00769956128366372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36435" calcext:value-type="float">
            <text:p>0.00236435</text:p>
          </table:table-cell>
          <table:table-cell table:formula="of:=IF([.B86]=0; 0; LN([.B86]/(1-[.B86])))" office:value-type="float" office:value="-6.04488498676272" calcext:value-type="float">
            <text:p>-6.04488498676272</text:p>
          </table:table-cell>
          <table:table-cell table:formula="of:=IF([.B86]=0; 0; IF([.B86]=1; 1; 1/(1+EXP(-[.C86]-0.00365582172062786 ))))" office:value-type="float" office:value="0.00237298891235845" calcext:value-type="float">
            <text:p>0.00237298891235845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671994" calcext:value-type="float">
            <text:p>6.72E-06</text:p>
          </table:table-cell>
          <table:table-cell table:formula="of:=IF([.B87]=0; 0; LN([.B87]/(1-[.B87])))" office:value-type="float" office:value="-11.9104246120779" calcext:value-type="float">
            <text:p>-11.9104246120779</text:p>
          </table:table-cell>
          <table:table-cell table:formula="of:=IF([.B87]=0; 0; IF([.B87]=1; 1; 1/(1+EXP(-[.C87]-0.00365582172062786 ))))" office:value-type="float" office:value="0.00000674455169749838" calcext:value-type="float">
            <text:p>6.74455169749838E-06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29645" calcext:value-type="float">
            <text:p>0.000129645</text:p>
          </table:table-cell>
          <table:table-cell table:formula="of:=IF([.B88]=0; 0; LN([.B88]/(1-[.B88])))" office:value-type="float" office:value="-8.95058095868692" calcext:value-type="float">
            <text:p>-8.95058095868692</text:p>
          </table:table-cell>
          <table:table-cell table:formula="of:=IF([.B88]=0; 0; IF([.B88]=1; 1; 1/(1+EXP(-[.C88]-0.00365582172062786 ))))" office:value-type="float" office:value="0.000130119764634197" calcext:value-type="float">
            <text:p>0.00013011976463419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 0; LN([.B89]/(1-[.B89])))" office:value-type="float" office:value="0" calcext:value-type="float">
            <text:p>0</text:p>
          </table:table-cell>
          <table:table-cell table:formula="of:=IF([.B89]=0; 0; IF([.B89]=1; 1; 1/(1+EXP(-[.C89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64793" calcext:value-type="float">
            <text:p>0.164793</text:p>
          </table:table-cell>
          <table:table-cell table:formula="of:=IF([.B90]=0; 0; LN([.B90]/(1-[.B90])))" office:value-type="float" office:value="-1.62298945747421" calcext:value-type="float">
            <text:p>-1.62298945747421</text:p>
          </table:table-cell>
          <table:table-cell table:formula="of:=IF([.B90]=0; 0; IF([.B90]=1; 1; 1/(1+EXP(-[.C90]-0.00365582172062786 ))))" office:value-type="float" office:value="0.16529679046747" calcext:value-type="float">
            <text:p>0.16529679046747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15199" calcext:value-type="float">
            <text:p>0.115199</text:p>
          </table:table-cell>
          <table:table-cell table:formula="of:=IF([.B91]=0; 0; LN([.B91]/(1-[.B91])))" office:value-type="float" office:value="-2.03870169329779" calcext:value-type="float">
            <text:p>-2.03870169329779</text:p>
          </table:table-cell>
          <table:table-cell table:formula="of:=IF([.B91]=0; 0; IF([.B91]=1; 1; 1/(1+EXP(-[.C91]-0.00365582172062786 ))))" office:value-type="float" office:value="0.11557215581892" calcext:value-type="float">
            <text:p>0.1155721558189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1874" calcext:value-type="float">
            <text:p>0.00131874</text:p>
          </table:table-cell>
          <table:table-cell table:formula="of:=IF([.B92]=0; 0; LN([.B92]/(1-[.B92])))" office:value-type="float" office:value="-6.62975893340422" calcext:value-type="float">
            <text:p>-6.62975893340422</text:p>
          </table:table-cell>
          <table:table-cell table:formula="of:=IF([.B92]=0; 0; IF([.B92]=1; 1; 1/(1+EXP(-[.C92]-0.00365582172062786 ))))" office:value-type="float" office:value="0.00132356350890462" calcext:value-type="float">
            <text:p>0.00132356350890462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51502" calcext:value-type="float">
            <text:p>0.00251502</text:p>
          </table:table-cell>
          <table:table-cell table:formula="of:=IF([.B93]=0; 0; LN([.B93]/(1-[.B93])))" office:value-type="float" office:value="-5.98295633520018" calcext:value-type="float">
            <text:p>-5.98295633520018</text:p>
          </table:table-cell>
          <table:table-cell table:formula="of:=IF([.B93]=0; 0; IF([.B93]=1; 1; 1/(1+EXP(-[.C93]-0.00365582172062786 ))))" office:value-type="float" office:value="0.00252420804068813" calcext:value-type="float">
            <text:p>0.00252420804068813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233887" calcext:value-type="float">
            <text:p>2.34E-07</text:p>
          </table:table-cell>
          <table:table-cell table:formula="of:=IF([.B94]=0; 0; LN([.B94]/(1-[.B94])))" office:value-type="float" office:value="-15.2684275103212" calcext:value-type="float">
            <text:p>-15.2684275103212</text:p>
          </table:table-cell>
          <table:table-cell table:formula="of:=IF([.B94]=0; 0; IF([.B94]=1; 1; 1/(1+EXP(-[.C94]-0.00365582172062786 ))))" office:value-type="float" office:value="0.00000023474361383373" calcext:value-type="float">
            <text:p>2.34743613833729E-0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473418" calcext:value-type="float">
            <text:p>4.73E-05</text:p>
          </table:table-cell>
          <table:table-cell table:formula="of:=IF([.B95]=0; 0; LN([.B95]/(1-[.B95])))" office:value-type="float" office:value="-9.95806958886694" calcext:value-type="float">
            <text:p>-9.95806958886694</text:p>
          </table:table-cell>
          <table:table-cell table:formula="of:=IF([.B95]=0; 0; IF([.B95]=1; 1; 1/(1+EXP(-[.C95]-0.00365582172062786 ))))" office:value-type="float" office:value="0.0000475151816903003" calcext:value-type="float">
            <text:p>4.75151816903003E-05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650473" calcext:value-type="float">
            <text:p>0.00650473</text:p>
          </table:table-cell>
          <table:table-cell table:formula="of:=IF([.B96]=0; 0; LN([.B96]/(1-[.B96])))" office:value-type="float" office:value="-5.02869969646478" calcext:value-type="float">
            <text:p>-5.02869969646478</text:p>
          </table:table-cell>
          <table:table-cell table:formula="of:=IF([.B96]=0; 0; IF([.B96]=1; 1; 1/(1+EXP(-[.C96]-0.00365582172062786 ))))" office:value-type="float" office:value="0.00652839812390401" calcext:value-type="float">
            <text:p>0.00652839812390401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2754" calcext:value-type="float">
            <text:p>1.33E-05</text:p>
          </table:table-cell>
          <table:table-cell table:formula="of:=IF([.B97]=0; 0; LN([.B97]/(1-[.B97])))" office:value-type="float" office:value="-11.2295845839754" calcext:value-type="float">
            <text:p>-11.2295845839754</text:p>
          </table:table-cell>
          <table:table-cell table:formula="of:=IF([.B97]=0; 0; IF([.B97]=1; 1; 1/(1+EXP(-[.C97]-0.00365582172062786 ))))" office:value-type="float" office:value="0.0000133240206691198" calcext:value-type="float">
            <text:p>1.33240206691198E-05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008" calcext:value-type="float">
            <text:p>0.00089008</text:p>
          </table:table-cell>
          <table:table-cell table:formula="of:=IF([.B98]=0; 0; LN([.B98]/(1-[.B98])))" office:value-type="float" office:value="-7.02330873528088" calcext:value-type="float">
            <text:p>-7.02330873528088</text:p>
          </table:table-cell>
          <table:table-cell table:formula="of:=IF([.B98]=0; 0; IF([.B98]=1; 1; 1/(1+EXP(-[.C98]-0.00365582172062786 ))))" office:value-type="float" office:value="0.000893337016810741" calcext:value-type="float">
            <text:p>0.000893337016810741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05994" calcext:value-type="float">
            <text:p>0.00205994</text:p>
          </table:table-cell>
          <table:table-cell table:formula="of:=IF([.B99]=0; 0; LN([.B99]/(1-[.B99])))" office:value-type="float" office:value="-6.18301635822382" calcext:value-type="float">
            <text:p>-6.18301635822382</text:p>
          </table:table-cell>
          <table:table-cell table:formula="of:=IF([.B99]=0; 0; IF([.B99]=1; 1; 1/(1+EXP(-[.C99]-0.00365582172062786 ))))" office:value-type="float" office:value="0.002067468957633" calcext:value-type="float">
            <text:p>0.002067468957633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25774" calcext:value-type="float">
            <text:p>0.00125774</text:p>
          </table:table-cell>
          <table:table-cell table:formula="of:=IF([.B100]=0; 0; LN([.B100]/(1-[.B100])))" office:value-type="float" office:value="-6.67718028771129" calcext:value-type="float">
            <text:p>-6.67718028771129</text:p>
          </table:table-cell>
          <table:table-cell table:formula="of:=IF([.B100]=0; 0; IF([.B100]=1; 1; 1/(1+EXP(-[.C100]-0.00365582172062786 ))))" office:value-type="float" office:value="0.00126234067337288" calcext:value-type="float">
            <text:p>0.00126234067337288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71902" calcext:value-type="float">
            <text:p>1.72E-05</text:p>
          </table:table-cell>
          <table:table-cell table:formula="of:=IF([.B101]=0; 0; LN([.B101]/(1-[.B101])))" office:value-type="float" office:value="-10.9711539136181" calcext:value-type="float">
            <text:p>-10.9711539136181</text:p>
          </table:table-cell>
          <table:table-cell table:formula="of:=IF([.B101]=0; 0; IF([.B101]=1; 1; 1/(1+EXP(-[.C101]-0.00365582172062786 ))))" office:value-type="float" office:value="0.0000172531582341993" calcext:value-type="float">
            <text:p>1.72531582341993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448787626985418" calcext:value-type="float">
            <text:p>0.0448787626985418</text:p>
          </table:table-cell>
          <table:table-cell table:style-name="ce3" table:formula="of:=AVERAGE([.C2:.C101])" office:value-type="string" office:string-value="" calcext:value-type="error">
            <text:p>#DIV/0!</text:p>
          </table:table-cell>
          <table:table-cell table:style-name="ce3" table:formula="of:=AVERAGE([.D2:.D101])" office:value-type="float" office:value="0.0449530309772667" calcext:value-type="float">
            <text:p>0.0449530309772667</text:p>
          </table:table-cell>
          <table:table-cell table:number-columns-repeated="6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6:27:53.766196550</dc:date>
    <meta:editing-duration>PT1H36M57S</meta:editing-duration>
    <meta:editing-cycles>22</meta:editing-cycles>
    <meta:generator>LibreOffice/7.3.7.2$Linux_X86_64 LibreOffice_project/30$Build-2</meta:generator>
    <meta:document-statistic meta:table-count="1" meta:cell-count="408" meta:object-count="0"/>
  </office:meta>
</office:document-meta>
</file>